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eAnalysisFunction1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Merge Sort Analysis</text:p>
          </table:table-cell>
          <table:table-cell table:style-name="ce2" table:number-columns-repeated="5"/>
          <table:table-cell table:style-name="ce6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348">
            <text:p>348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C0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float" office:value="-543.453">
            <text:p>-543.453</text:p>
          </table:table-cell>
          <table:table-cell table:style-name="ce3" office:value-type="float" office:value="23.1838">
            <text:p>23.1838</text:p>
          </table:table-cell>
          <table:table-cell table:style-name="ce4" office:value-type="float" office:value="-0.00000645017">
            <text:p>-6.45E-006</text:p>
          </table:table-cell>
          <table:table-cell table:style-name="ce4" office:value-type="float" office:value="0.000000229378">
            <text:p>2.29E-007</text:p>
          </table:table-cell>
          <table:table-cell table:style-name="ce4" office:value-type="float" office:value="-2.09597E-016">
            <text:p>-2.10E-016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7"/>
          <table:table-cell table:style-name="ce5"/>
          <table:table-cell table:number-columns-repeated="1014"/>
        </table:table-row>
        <table:table-row table:style-name="ro1">
          <table:table-cell table:formula="of:=SUM([.B20:.F20])" office:value-type="float" office:value="35.1351405692562">
            <text:p>35.1351405693</text:p>
          </table:table-cell>
          <table:table-cell table:formula="of:=+[.B$18]*[.B9]" office:value-type="float" office:value="-543.453">
            <text:p>-543.453</text:p>
          </table:table-cell>
          <table:table-cell table:formula="of:=+[.C$18]*[.C9]" office:value-type="float" office:value="616.119332529997">
            <text:p>616.11933253</text:p>
          </table:table-cell>
          <table:table-cell table:formula="of:=+[.D$18]*[.D9]" office:value-type="float" office:value="-645.017">
            <text:p>-645.017</text:p>
          </table:table-cell>
          <table:table-cell table:formula="of:=+[.E$18]*[.E9]" office:value-type="float" office:value="609.581778039259">
            <text:p>609.5817780393</text:p>
          </table:table-cell>
          <table:table-cell table:formula="of:=+[.F$18]*[.F9]" office:value-type="float" office:value="-2.09597">
            <text:p>-2.09597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1:.F21])" office:value-type="float" office:value="62.471408608515">
            <text:p>62.4714086085</text:p>
          </table:table-cell>
          <table:table-cell table:formula="of:=+[.B$18]*[.B10]" office:value-type="float" office:value="-543.453">
            <text:p>-543.453</text:p>
          </table:table-cell>
          <table:table-cell table:formula="of:=+[.C$18]*[.C10]" office:value-type="float" office:value="639.303132529997">
            <text:p>639.30313253</text:p>
          </table:table-cell>
          <table:table-cell table:formula="of:=+[.D$18]*[.D10]" office:value-type="float" office:value="-1290.034">
            <text:p>-1290.034</text:p>
          </table:table-cell>
          <table:table-cell table:formula="of:=+[.E$18]*[.E10]" office:value-type="float" office:value="1265.03915607852">
            <text:p>1265.0391560785</text:p>
          </table:table-cell>
          <table:table-cell table:formula="of:=+[.F$18]*[.F10]" office:value-type="float" office:value="-8.38388">
            <text:p>-8.38388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2:.F22])" office:value-type="float" office:value="127.259924687032">
            <text:p>127.259924687</text:p>
          </table:table-cell>
          <table:table-cell table:formula="of:=+[.B$18]*[.B11]" office:value-type="float" office:value="-543.453">
            <text:p>-543.453</text:p>
          </table:table-cell>
          <table:table-cell table:formula="of:=+[.C$18]*[.C11]" office:value-type="float" office:value="662.486932529997">
            <text:p>662.48693253</text:p>
          </table:table-cell>
          <table:table-cell table:formula="of:=+[.D$18]*[.D11]" office:value-type="float" office:value="-2580.068">
            <text:p>-2580.068</text:p>
          </table:table-cell>
          <table:table-cell table:formula="of:=+[.E$18]*[.E11]" office:value-type="float" office:value="2621.82951215703">
            <text:p>2621.829512157</text:p>
          </table:table-cell>
          <table:table-cell table:formula="of:=+[.F$18]*[.F11]" office:value-type="float" office:value="-33.53552">
            <text:p>-33.53552</text:p>
          </table:table-cell>
          <table:table-cell table:number-columns-repeated="1016"/>
        </table:table-row>
        <table:table-row table:style-name="ro1">
          <table:table-cell table:formula="of:=SUM([.B23:.F23])" office:value-type="float" office:value="200.28945148402">
            <text:p>200.289451484</text:p>
          </table:table-cell>
          <table:table-cell table:formula="of:=+[.B$18]*[.B12]" office:value-type="float" office:value="-543.453">
            <text:p>-543.453</text:p>
          </table:table-cell>
          <table:table-cell table:formula="of:=+[.C$18]*[.C12]" office:value-type="float" office:value="676.048586154216">
            <text:p>676.0485861542</text:p>
          </table:table-cell>
          <table:table-cell table:formula="of:=+[.D$18]*[.D12]" office:value-type="float" office:value="-3870.102">
            <text:p>-3870.102</text:p>
          </table:table-cell>
          <table:table-cell table:formula="of:=+[.E$18]*[.E12]" office:value-type="float" office:value="4013.2507853298">
            <text:p>4013.2507853298</text:p>
          </table:table-cell>
          <table:table-cell table:formula="of:=+[.F$18]*[.F12]" office:value-type="float" office:value="-75.45492">
            <text:p>-75.45492</text:p>
          </table:table-cell>
          <table:table-cell table:number-columns-repeated="1016"/>
        </table:table-row>
        <table:table-row table:style-name="ro1">
          <table:table-cell table:formula="of:=SUM([.B24:.F24])" office:value-type="float" office:value="275.101076844067">
            <text:p>275.1010768441</text:p>
          </table:table-cell>
          <table:table-cell table:formula="of:=+[.B$18]*[.B13]" office:value-type="float" office:value="-543.453">
            <text:p>-543.453</text:p>
          </table:table-cell>
          <table:table-cell table:formula="of:=+[.C$18]*[.C13]" office:value-type="float" office:value="685.670732529997">
            <text:p>685.67073253</text:p>
          </table:table-cell>
          <table:table-cell table:formula="of:=+[.D$18]*[.D13]" office:value-type="float" office:value="-5160.136">
            <text:p>-5160.136</text:p>
          </table:table-cell>
          <table:table-cell table:formula="of:=+[.E$18]*[.E13]" office:value-type="float" office:value="5427.16142431407">
            <text:p>5427.1614243141</text:p>
          </table:table-cell>
          <table:table-cell table:formula="of:=+[.F$18]*[.F13]" office:value-type="float" office:value="-134.14208">
            <text:p>-134.14208</text:p>
          </table:table-cell>
          <table:table-cell table:number-columns-repeated="1016"/>
        </table:table-row>
        <table:table-row table:style-name="ro1">
          <table:table-cell table:formula="of:=SUM([.B25:.F25])" office:value-type="float" office:value="347.709252037908">
            <text:p>347.7092520379</text:p>
          </table:table-cell>
          <table:table-cell table:formula="of:=+[.B$18]*[.B14]" office:value-type="float" office:value="-543.453">
            <text:p>-543.453</text:p>
          </table:table-cell>
          <table:table-cell table:formula="of:=+[.C$18]*[.C14]" office:value-type="float" office:value="693.134249096247">
            <text:p>693.1342490962</text:p>
          </table:table-cell>
          <table:table-cell table:formula="of:=+[.D$18]*[.D14]" office:value-type="float" office:value="-6450.17">
            <text:p>-6450.17</text:p>
          </table:table-cell>
          <table:table-cell table:formula="of:=+[.E$18]*[.E14]" office:value-type="float" office:value="6857.79500294166">
            <text:p>6857.7950029417</text:p>
          </table:table-cell>
          <table:table-cell table:formula="of:=+[.F$18]*[.F14]" office:value-type="float" office:value="-209.597">
            <text:p>-209.597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2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Merge Sort Analysis</text:p>
          </table:table-cell>
          <table:table-cell table:style-name="ce2" table:number-columns-repeated="5"/>
          <table:table-cell table:style-name="ce6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274">
            <text:p>274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348">
            <text:p>348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3" office:value-type="string">
            <text:p>C1</text:p>
          </table:table-cell>
          <table:table-cell table:style-name="ce3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/>
          <table:table-cell table:style-name="ce3" office:value-type="float" office:value="-0.0202972">
            <text:p>-0.0202972</text:p>
          </table:table-cell>
          <table:table-cell table:style-name="ce4"/>
          <table:table-cell table:style-name="ce4" office:value-type="float" office:value="0.000000011596">
            <text:p>1.16E-008</text:p>
          </table:table-cell>
          <table:table-cell table:style-name="ce4" table:number-columns-repeated="2"/>
          <table:table-cell table:style-name="ce3" table:number-columns-repeated="2"/>
          <table:table-cell table:style-name="ce7" table:number-columns-repeated="1013"/>
        </table:table-row>
        <table:table-row table:style-name="ro1">
          <table:table-cell table:number-columns-repeated="7"/>
          <table:table-cell table:style-name="ce5"/>
          <table:table-cell table:number-columns-repeated="1014"/>
        </table:table-row>
        <table:table-row table:style-name="ro1">
          <table:table-cell table:formula="of:=SUM([.B20:.F20])" office:value-type="float" office:value="30.2774558392307">
            <text:p>30.2774558392</text:p>
          </table:table-cell>
          <table:table-cell/>
          <table:table-cell table:formula="of:=+[.C$18]*[.C9]" office:value-type="float" office:value="-0.539406711420382">
            <text:p>-0.5394067114</text:p>
          </table:table-cell>
          <table:table-cell/>
          <table:table-cell table:formula="of:=+[.E$18]*[.E9]" office:value-type="float" office:value="30.8168625506511">
            <text:p>30.8168625507</text:p>
          </table:table-cell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formula="of:=SUM([.B21:.F21])" office:value-type="float" office:value="63.3932211898818">
            <text:p>63.3932211899</text:p>
          </table:table-cell>
          <table:table-cell/>
          <table:table-cell table:formula="of:=+[.C$18]*[.C10]" office:value-type="float" office:value="-0.559703911420382">
            <text:p>-0.5597039114</text:p>
          </table:table-cell>
          <table:table-cell/>
          <table:table-cell table:formula="of:=+[.E$18]*[.E10]" office:value-type="float" office:value="63.9529251013022">
            <text:p>63.9529251013</text:p>
          </table:table-cell>
          <table:table-cell table:number-columns-repeated="2"/>
          <table:table-cell table:style-name="ce5"/>
          <table:table-cell table:number-columns-repeated="1014"/>
        </table:table-row>
        <table:table-row table:style-name="ro1">
          <table:table-cell table:formula="of:=SUM([.B22:.F22])" office:value-type="float" office:value="131.964249091184">
            <text:p>131.9642490912</text:p>
          </table:table-cell>
          <table:table-cell/>
          <table:table-cell table:formula="of:=+[.C$18]*[.C11]" office:value-type="float" office:value="-0.580001111420382">
            <text:p>-0.5800011114</text:p>
          </table:table-cell>
          <table:table-cell/>
          <table:table-cell table:formula="of:=+[.E$18]*[.E11]" office:value-type="float" office:value="132.544250202604">
            <text:p>132.5442502026</text:p>
          </table:table-cell>
          <table:table-cell table:number-columns-repeated="1017"/>
        </table:table-row>
        <table:table-row table:style-name="ro1">
          <table:table-cell table:formula="of:=SUM([.B23:.F23])" office:value-type="float" office:value="202.294436186634">
            <text:p>202.2944361866</text:p>
          </table:table-cell>
          <table:table-cell/>
          <table:table-cell table:formula="of:=+[.C$18]*[.C12]" office:value-type="float" office:value="-0.59187421229002">
            <text:p>-0.5918742123</text:p>
          </table:table-cell>
          <table:table-cell/>
          <table:table-cell table:formula="of:=+[.E$18]*[.E12]" office:value-type="float" office:value="202.886310398924">
            <text:p>202.8863103989</text:p>
          </table:table-cell>
          <table:table-cell table:number-columns-repeated="1017"/>
        </table:table-row>
        <table:table-row table:style-name="ro1">
          <table:table-cell table:formula="of:=SUM([.B24:.F24])" office:value-type="float" office:value="273.765002093788">
            <text:p>273.7650020938</text:p>
          </table:table-cell>
          <table:table-cell/>
          <table:table-cell table:formula="of:=+[.C$18]*[.C13]" office:value-type="float" office:value="-0.600298311420382">
            <text:p>-0.6002983114</text:p>
          </table:table-cell>
          <table:table-cell/>
          <table:table-cell table:formula="of:=+[.E$18]*[.E13]" office:value-type="float" office:value="274.365300405209">
            <text:p>274.3653004052</text:p>
          </table:table-cell>
          <table:table-cell table:number-columns-repeated="1017"/>
        </table:table-row>
        <table:table-row table:style-name="ro1">
          <table:table-cell table:formula="of:=SUM([.B25:.F25])" office:value-type="float" office:value="346.082871144477">
            <text:p>346.0828711445</text:p>
          </table:table-cell>
          <table:table-cell/>
          <table:table-cell table:formula="of:=+[.C$18]*[.C14]" office:value-type="float" office:value="-0.60683255034793">
            <text:p>-0.6068325503</text:p>
          </table:table-cell>
          <table:table-cell/>
          <table:table-cell table:formula="of:=+[.E$18]*[.E14]" office:value-type="float" office:value="346.689703694825">
            <text:p>346.6897036948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3" table:style-name="ta1" table:print="false">
        <table:table-column table:style-name="co3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Merge Sort Analysis</text:p>
          </table:table-cell>
          <table:table-cell table:style-name="ce2" table:number-columns-repeated="5"/>
          <table:table-cell table:style-name="ce6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5">
            <text:p>35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8"/>
        </table:table-row>
        <table:table-row table:style-name="ro1">
          <table:table-cell office:value-type="float" office:value="202">
            <text:p>202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8"/>
        </table:table-row>
        <table:table-row table:style-name="ro1">
          <table:table-cell office:value-type="float" office:value="274">
            <text:p>274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8"/>
        </table:table-row>
        <table:table-row table:style-name="ro1">
          <table:table-cell office:value-type="float" office:value="348">
            <text:p>348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/>
          <table:table-cell table:style-name="ce4" office:value-type="float" office:value="0.000000011568">
            <text:p>1.16E-008</text:p>
          </table:table-cell>
          <table:table-cell table:style-name="ce4" table:number-columns-repeated="2"/>
          <table:table-cell table:style-name="ce3" table:number-columns-repeated="2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formula="of:=SUM([.B20:.F20])" office:value-type="float" office:value="30.7424513613256">
            <text:p>30.7424513613</text:p>
          </table:table-cell>
          <table:table-cell table:number-columns-repeated="3"/>
          <table:table-cell table:formula="of:=+[.E$18]*[.E9]" office:value-type="float" office:value="30.7424513613256">
            <text:p>30.7424513613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formula="of:=SUM([.B21:.F21])" office:value-type="float" office:value="63.7985027226512">
            <text:p>63.7985027227</text:p>
          </table:table-cell>
          <table:table-cell table:number-columns-repeated="3"/>
          <table:table-cell table:formula="of:=+[.E$18]*[.E10]" office:value-type="float" office:value="63.7985027226512">
            <text:p>63.7985027227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table:formula="of:=SUM([.B22:.F22])" office:value-type="float" office:value="132.224205445302">
            <text:p>132.2242054453</text:p>
          </table:table-cell>
          <table:table-cell table:number-columns-repeated="3"/>
          <table:table-cell table:formula="of:=+[.E$18]*[.E11]" office:value-type="float" office:value="132.224205445302">
            <text:p>132.2242054453</text:p>
          </table:table-cell>
          <table:table-cell table:number-columns-repeated="1019"/>
        </table:table-row>
        <table:table-row table:style-name="ro1">
          <table:table-cell table:formula="of:=SUM([.B23:.F23])" office:value-type="float" office:value="202.396415892959">
            <text:p>202.396415893</text:p>
          </table:table-cell>
          <table:table-cell table:number-columns-repeated="3"/>
          <table:table-cell table:formula="of:=+[.E$18]*[.E12]" office:value-type="float" office:value="202.396415892959">
            <text:p>202.396415893</text:p>
          </table:table-cell>
          <table:table-cell table:number-columns-repeated="1019"/>
        </table:table-row>
        <table:table-row table:style-name="ro1">
          <table:table-cell table:formula="of:=SUM([.B24:.F24])" office:value-type="float" office:value="273.702810890605">
            <text:p>273.7028108906</text:p>
          </table:table-cell>
          <table:table-cell table:number-columns-repeated="3"/>
          <table:table-cell table:formula="of:=+[.E$18]*[.E13]" office:value-type="float" office:value="273.702810890605">
            <text:p>273.7028108906</text:p>
          </table:table-cell>
          <table:table-cell table:number-columns-repeated="1019"/>
        </table:table-row>
        <table:table-row table:style-name="ro1">
          <table:table-cell table:formula="of:=SUM([.B25:.F25])" office:value-type="float" office:value="345.852577814913">
            <text:p>345.8525778149</text:p>
          </table:table-cell>
          <table:table-cell table:number-columns-repeated="3"/>
          <table:table-cell table:formula="of:=+[.E$18]*[.E14]" office:value-type="float" office:value="345.852577814913">
            <text:p>345.85257781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>
            <draw:frame table:end-cell-address="TimeAnalysisFunction3.F46" table:end-x="0.8874in" table:end-y="0.1783in" draw:z-index="0" draw:style-name="gr1" draw:text-style-name="P1" svg:width="6.1012in" svg:height="3.5429in" svg:x="0.0094in" svg:y="0.0138in">
              <draw:object draw:notify-on-update-of-ranges="TimeAnalysisFunction3.B29:TimeAnalysisFunction3.B29 TimeAnalysisFunction3.A30:TimeAnalysisFunction3.A35 TimeAnalysisFunction3.B29:TimeAnalysisFunction3.B29 TimeAnalysisFunction3.B30:TimeAnalysisFunction3.B35 TimeAnalysisFunction3.A30:TimeAnalysisFunction3.A35 TimeAnalysisFunction3.C29:TimeAnalysisFunction3.C29 TimeAnalysisFunction3.C30:TimeAnalysisFunction3.C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8" table:number-columns-repeated="8"/>
          <table:table-cell table:style-name="ce12" table:number-columns-repeated="1015"/>
        </table:table-row>
        <table:table-row table:style-name="ro1">
          <table:table-cell table:style-name="ce9" office:value-type="string">
            <text:p>Data Rearrangement for Graph</text:p>
          </table:table-cell>
          <table:table-cell table:style-name="ce8" table:number-columns-repeated="8"/>
          <table:table-cell table:style-name="ce12" table:number-columns-repeated="1015"/>
        </table:table-row>
        <table:table-row table:style-name="ro1">
          <table:table-cell table:style-name="ce8"/>
          <table:table-cell table:style-name="ce8" office:value-type="string">
            <text:p>Simulation</text:p>
          </table:table-cell>
          <table:table-cell table:style-name="ce8" office:value-type="string">
            <text:p>Nlog2(N)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100000000">
            <text:p>100000000</text:p>
          </table:table-cell>
          <table:table-cell office:value-type="float" office:value="35">
            <text:p>35</text:p>
          </table:table-cell>
          <table:table-cell table:style-name="ce10" office:value-type="float" office:value="30.7424513613256">
            <text:p>31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200000000">
            <text:p>200000000</text:p>
          </table:table-cell>
          <table:table-cell office:value-type="float" office:value="63">
            <text:p>63</text:p>
          </table:table-cell>
          <table:table-cell table:style-name="ce10" office:value-type="float" office:value="63.7985027226512">
            <text:p>64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400000000">
            <text:p>400000000</text:p>
          </table:table-cell>
          <table:table-cell office:value-type="float" office:value="126">
            <text:p>126</text:p>
          </table:table-cell>
          <table:table-cell table:style-name="ce10" office:value-type="float" office:value="132.224205445302">
            <text:p>132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600000000">
            <text:p>600000000</text:p>
          </table:table-cell>
          <table:table-cell office:value-type="float" office:value="202">
            <text:p>202</text:p>
          </table:table-cell>
          <table:table-cell table:style-name="ce10" office:value-type="float" office:value="202.396415892959">
            <text:p>202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274">
            <text:p>274</text:p>
          </table:table-cell>
          <table:table-cell table:style-name="ce10" office:value-type="float" office:value="273.702810890605">
            <text:p>274</text:p>
          </table:table-cell>
          <table:table-cell table:number-columns-repeated="1021"/>
        </table:table-row>
        <table:table-row table:style-name="ro1">
          <table:table-cell office:value-type="float" office:value="1000000000">
            <text:p>1000000000</text:p>
          </table:table-cell>
          <table:table-cell office:value-type="float" office:value="348">
            <text:p>348</text:p>
          </table:table-cell>
          <table:table-cell table:style-name="ce10" office:value-type="float" office:value="345.852577814913">
            <text:p>34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13"/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AnalysisFunction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Merge Sort Analysis</text:p>
          </table:table-cell>
          <table:table-cell table:style-name="ce2" table:number-columns-repeated="5"/>
          <table:table-cell table:style-name="ce6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 op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1428">
            <text:p>111428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9.96578428466209">
            <text:p>9.9657842847</text:p>
          </table:table-cell>
          <table:table-cell office:value-type="float" office:value="1000">
            <text:p>1000</text:p>
          </table:table-cell>
          <table:table-cell table:formula="of:=+[.D9]*[.C9]" office:value-type="float" office:value="9965.78428466209">
            <text:p>9965.7842846621</text:p>
          </table:table-cell>
          <table:table-cell table:formula="of:=[.D9]^2" office:value-type="float" office:value="1000000">
            <text:p>1000000</text:p>
          </table:table-cell>
          <table:table-cell table:number-columns-repeated="1018"/>
        </table:table-row>
        <table:table-row table:style-name="ro1">
          <table:table-cell office:value-type="float" office:value="240928">
            <text:p>240928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10.9657842846621">
            <text:p>10.9657842847</text:p>
          </table:table-cell>
          <table:table-cell office:value-type="float" office:value="2000">
            <text:p>2000</text:p>
          </table:table-cell>
          <table:table-cell table:formula="of:=+[.D10]*[.C10]" office:value-type="float" office:value="21931.5685693242">
            <text:p>21931.5685693242</text:p>
          </table:table-cell>
          <table:table-cell table:formula="of:=[.D10]^2" office:value-type="float" office:value="4000000">
            <text:p>4000000</text:p>
          </table:table-cell>
          <table:table-cell table:number-columns-repeated="1018"/>
        </table:table-row>
        <table:table-row table:style-name="ro1">
          <table:table-cell office:value-type="float" office:value="517644">
            <text:p>517644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11.9657842846621">
            <text:p>11.9657842847</text:p>
          </table:table-cell>
          <table:table-cell office:value-type="float" office:value="4000">
            <text:p>4000</text:p>
          </table:table-cell>
          <table:table-cell table:formula="of:=+[.D11]*[.C11]" office:value-type="float" office:value="47863.1371386484">
            <text:p>47863.1371386484</text:p>
          </table:table-cell>
          <table:table-cell table:formula="of:=[.D11]^2" office:value-type="float" office:value="16000000">
            <text:p>16000000</text:p>
          </table:table-cell>
          <table:table-cell table:number-columns-repeated="1018"/>
        </table:table-row>
        <table:table-row table:style-name="ro1">
          <table:table-cell office:value-type="float" office:value="814512">
            <text:p>814512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12.5507467853832">
            <text:p>12.5507467854</text:p>
          </table:table-cell>
          <table:table-cell office:value-type="float" office:value="6000">
            <text:p>6000</text:p>
          </table:table-cell>
          <table:table-cell table:formula="of:=+[.D12]*[.C12]" office:value-type="float" office:value="75304.4807122995">
            <text:p>75304.4807122995</text:p>
          </table:table-cell>
          <table:table-cell table:formula="of:=[.D12]^2" office:value-type="float" office:value="36000000">
            <text:p>36000000</text:p>
          </table:table-cell>
          <table:table-cell table:number-columns-repeated="1018"/>
        </table:table-row>
        <table:table-row table:style-name="ro1">
          <table:table-cell office:value-type="float" office:value="1108240">
            <text:p>1108240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12.9657842846621">
            <text:p>12.9657842847</text:p>
          </table:table-cell>
          <table:table-cell office:value-type="float" office:value="8000">
            <text:p>8000</text:p>
          </table:table-cell>
          <table:table-cell table:formula="of:=+[.D13]*[.C13]" office:value-type="float" office:value="103726.274277297">
            <text:p>103726.274277297</text:p>
          </table:table-cell>
          <table:table-cell table:formula="of:=[.D13]^2" office:value-type="float" office:value="64000000">
            <text:p>64000000</text:p>
          </table:table-cell>
          <table:table-cell table:number-columns-repeated="1018"/>
        </table:table-row>
        <table:table-row table:style-name="ro1">
          <table:table-cell office:value-type="float" office:value="1423284">
            <text:p>1423284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13.2877123795495">
            <text:p>13.2877123795</text:p>
          </table:table-cell>
          <table:table-cell office:value-type="float" office:value="10000">
            <text:p>10000</text:p>
          </table:table-cell>
          <table:table-cell table:formula="of:=+[.D14]*[.C14]" office:value-type="float" office:value="132877.123795495">
            <text:p>132877.123795495</text:p>
          </table:table-cell>
          <table:table-cell table:formula="of:=[.D14]^2" office:value-type="float" office:value="100000000">
            <text:p>1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3" office:value-type="string">
            <text:p>C3</text:p>
          </table:table-cell>
          <table:table-cell table:style-name="ce3" table:number-columns-repeated="4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/>
          <table:table-cell table:style-name="ce4" office:value-type="float" office:value="10.7308">
            <text:p>1.07E+001</text:p>
          </table:table-cell>
          <table:table-cell table:style-name="ce4"/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SUM([.B20:.F20])" office:value-type="float" office:value="106940.838001852">
            <text:p>106940.838001852</text:p>
          </table:table-cell>
          <table:table-cell table:number-columns-repeated="3"/>
          <table:table-cell table:formula="of:=+[.E$18]*[.E9]" office:value-type="float" office:value="106940.838001852">
            <text:p>106940.838001852</text:p>
          </table:table-cell>
          <table:table-cell table:number-columns-repeated="1019"/>
        </table:table-row>
        <table:table-row table:style-name="ro1">
          <table:table-cell table:formula="of:=SUM([.B21:.F21])" office:value-type="float" office:value="235343.276003704">
            <text:p>235343.276003704</text:p>
          </table:table-cell>
          <table:table-cell table:number-columns-repeated="3"/>
          <table:table-cell table:formula="of:=+[.E$18]*[.E10]" office:value-type="float" office:value="235343.276003704">
            <text:p>235343.276003704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formula="of:=SUM([.B22:.F22])" office:value-type="float" office:value="513609.752007408">
            <text:p>513609.752007408</text:p>
          </table:table-cell>
          <table:table-cell table:number-columns-repeated="3"/>
          <table:table-cell table:formula="of:=+[.E$18]*[.E11]" office:value-type="float" office:value="513609.752007408">
            <text:p>513609.752007408</text:p>
          </table:table-cell>
          <table:table-cell table:number-columns-repeated="1019"/>
        </table:table-row>
        <table:table-row table:style-name="ro1">
          <table:table-cell table:formula="of:=SUM([.B23:.F23])" office:value-type="float" office:value="808077.321627543">
            <text:p>808077.321627543</text:p>
          </table:table-cell>
          <table:table-cell table:number-columns-repeated="3"/>
          <table:table-cell table:formula="of:=+[.E$18]*[.E12]" office:value-type="float" office:value="808077.321627543">
            <text:p>808077.321627543</text:p>
          </table:table-cell>
          <table:table-cell table:number-columns-repeated="1019"/>
        </table:table-row>
        <table:table-row table:style-name="ro1">
          <table:table-cell table:formula="of:=SUM([.B24:.F24])" office:value-type="float" office:value="1113065.90401482">
            <text:p>1113065.90401482</text:p>
          </table:table-cell>
          <table:table-cell table:number-columns-repeated="3"/>
          <table:table-cell table:formula="of:=+[.E$18]*[.E13]" office:value-type="float" office:value="1113065.90401482">
            <text:p>1113065.90401482</text:p>
          </table:table-cell>
          <table:table-cell table:number-columns-repeated="1019"/>
        </table:table-row>
        <table:table-row table:style-name="ro1">
          <table:table-cell table:formula="of:=SUM([.B25:.F25])" office:value-type="float" office:value="1425877.84002469">
            <text:p>1425877.84002469</text:p>
          </table:table-cell>
          <table:table-cell table:number-columns-repeated="3"/>
          <table:table-cell table:formula="of:=+[.E$18]*[.E14]" office:value-type="float" office:value="1425877.84002469">
            <text:p>1425877.8400246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9"/>
          <table:table-cell table:style-name="ce12" table:number-columns-repeated="1015"/>
        </table:table-row>
        <table:table-row table:style-name="ro1">
          <table:table-cell table:style-name="ce8">
            <draw:frame table:end-cell-address="OperationalAnalysisFunction.F48" table:end-x="0.913in" table:end-y="0.0067in" draw:z-index="0" draw:style-name="gr1" draw:text-style-name="P1" svg:width="6.2988in" svg:height="3.5429in" svg:x="0in" svg:y="0.0197in">
              <draw:object draw:notify-on-update-of-ranges="OperationalAnalysisFunction.A30:OperationalAnalysisFunction.A35 OperationalAnalysisFunction.B29:OperationalAnalysisFunction.B29 OperationalAnalysisFunction.B30:OperationalAnalysisFunction.B35 OperationalAnalysisFunction.A30:OperationalAnalysisFunction.A35 OperationalAnalysisFunction.C29:OperationalAnalysisFunction.C29 OperationalAnalysisFunction.C30:OperationalAnalysisFunction.C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 table:number-columns-repeated="8"/>
          <table:table-cell table:style-name="ce12" table:number-columns-repeated="1015"/>
        </table:table-row>
        <table:table-row table:style-name="ro1">
          <table:table-cell table:style-name="ce8" office:value-type="string">
            <text:p>N</text:p>
          </table:table-cell>
          <table:table-cell table:style-name="ce11" office:value-type="string">
            <text:p>Simulation</text:p>
          </table:table-cell>
          <table:table-cell table:style-name="ce11" office:value-type="string">
            <text:p>Nlog2(N)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1000">
            <text:p>1000</text:p>
          </table:table-cell>
          <table:table-cell office:value-type="float" office:value="111428">
            <text:p>111428</text:p>
          </table:table-cell>
          <table:table-cell table:style-name="ce14" office:value-type="float" office:value="106940.838001852">
            <text:p>106941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2000">
            <text:p>2000</text:p>
          </table:table-cell>
          <table:table-cell office:value-type="float" office:value="240928">
            <text:p>240928</text:p>
          </table:table-cell>
          <table:table-cell table:style-name="ce14" office:value-type="float" office:value="235343.276003704">
            <text:p>235343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4000">
            <text:p>4000</text:p>
          </table:table-cell>
          <table:table-cell office:value-type="float" office:value="517644">
            <text:p>517644</text:p>
          </table:table-cell>
          <table:table-cell table:style-name="ce14" office:value-type="float" office:value="513609.752007408">
            <text:p>513610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6000">
            <text:p>6000</text:p>
          </table:table-cell>
          <table:table-cell office:value-type="float" office:value="814512">
            <text:p>814512</text:p>
          </table:table-cell>
          <table:table-cell table:style-name="ce14" office:value-type="float" office:value="808077.321627543">
            <text:p>808077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8000">
            <text:p>8000</text:p>
          </table:table-cell>
          <table:table-cell office:value-type="float" office:value="1108240">
            <text:p>1108240</text:p>
          </table:table-cell>
          <table:table-cell table:style-name="ce14" office:value-type="float" office:value="1113065.90401482">
            <text:p>1113066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10000">
            <text:p>10000</text:p>
          </table:table-cell>
          <table:table-cell office:value-type="float" office:value="1423284">
            <text:p>1423284</text:p>
          </table:table-cell>
          <table:table-cell table:style-name="ce14" office:value-type="float" office:value="1425877.84002469">
            <text:p>1425878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 table:number-rows-repeated="2">
          <table:table-cell table:style-name="ce8" table:number-columns-repeated="9"/>
          <table:table-cell table:style-name="ce12"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17:1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1-20T19:09:54.47</meta:creation-date>
    <dc:date>2019-11-23T17:15:29.01</dc:date>
    <meta:editing-duration>PT2H31M13S</meta:editing-duration>
    <meta:editing-cycles>6</meta:editing-cycles>
    <meta:generator>OpenOffice/4.1.7$Win32 OpenOffice.org_project/417m1$Build-9800</meta:generator>
    <meta:document-statistic meta:table-count="4" meta:cell-count="3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98cm" svg:height="9cm" xlink:href=".." xlink:type="simple" chart:class="chart:scatter" chart:column-mapping="0 1" chart:style-name="ch1">
        <chart:title svg:x="5.192cm" svg:y="0.316cm" chart:style-name="ch2">
          <text:p>Merge Sort Time Analysis</text:p>
        </chart:title>
        <chart:subtitle svg:x="6.925cm" svg:y="1.275cm" chart:style-name="ch3">
          <text:p>Nlog2(N)</text:p>
        </chart:subtitle>
        <chart:legend chart:legend-position="end" svg:x="12.54cm" svg:y="3.926cm" style:legend-expansion="high" chart:style-name="ch4"/>
        <chart:plot-area chart:style-name="ch5" table:cell-range-address="TimeAnalysisFunction3.A29:TimeAnalysisFunction3.C35" chart:data-source-has-labels="both" svg:x="1.347cm" svg:y="2.318cm" svg:width="10.575cm" svg:height="5.494cm">
          <chartooo:coordinate-region svg:x="2.154cm" svg:y="2.53cm" svg:width="8.84cm" svg:height="4.609cm"/>
          <chart:axis chart:dimension="x" chart:name="primary-x" chart:style-name="ch6" chartooo:axis-type="auto">
            <chart:title svg:x="6.458cm" svg:y="7.993cm" chart:style-name="ch7">
              <text:p>N</text:p>
            </chart:title>
            <chart:categories table:cell-range-address="TimeAnalysisFunction3.B29:TimeAnalysisFunction3.B29"/>
          </chart:axis>
          <chart:axis chart:dimension="y" chart:name="primary-y" chart:style-name="ch8">
            <chart:title svg:x="0.451cm" svg:y="5.916cm" chart:style-name="ch9">
              <text:p>Time (Sec)</text:p>
            </chart:title>
            <chart:grid chart:style-name="ch10" chart:class="major"/>
          </chart:axis>
          <chart:series chart:style-name="ch11" chart:values-cell-range-address="TimeAnalysisFunction3.B30:TimeAnalysisFunction3.B35" chart:label-cell-address="TimeAnalysisFunction3.B29:TimeAnalysisFunction3.B29" chart:class="chart:scatter">
            <chart:domain table:cell-range-address="TimeAnalysisFunction3.A30:TimeAnalysisFunction3.A35"/>
            <chart:data-point chart:repeated="6"/>
          </chart:series>
          <chart:series chart:style-name="ch12" chart:values-cell-range-address="TimeAnalysisFunction3.C30:TimeAnalysisFunction3.C35" chart:label-cell-address="TimeAnalysisFunction3.C29:TimeAnalysisFunction3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TimeAnalysisFunction3.B29:TimeAnalysisFunction3.B29</svg:desc>
                </draw:g>
              </table:table-cell>
              <table:table-cell office:value-type="string">
                <text:p>Nlog2(N)</text:p>
                <draw:g>
                  <svg:desc>TimeAnalysisFunction3.C29:TimeAnalysisFunction3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ion</text:p>
                <draw:g>
                  <svg:desc>TimeAnalysisFunction3.B29:TimeAnalysisFunction3.B29</svg:desc>
                </draw:g>
              </table:table-cell>
              <table:table-cell office:value-type="float" office:value="100000000">
                <text:p>100000000</text:p>
                <draw:g>
                  <svg:desc>TimeAnalysisFunction3.A30:TimeAnalysisFunction3.A35</svg:desc>
                </draw:g>
              </table:table-cell>
              <table:table-cell office:value-type="float" office:value="35">
                <text:p>35</text:p>
                <draw:g>
                  <svg:desc>TimeAnalysisFunction3.B30:TimeAnalysisFunction3.B35</svg:desc>
                </draw:g>
              </table:table-cell>
              <table:table-cell office:value-type="float" office:value="30.7424513613256">
                <text:p>30.7424513613256</text:p>
                <draw:g>
                  <svg:desc>TimeAnalysisFunction3.C30:TimeAnalysisFunction3.C35</svg:desc>
                </draw:g>
              </table:table-cell>
            </table:table-row>
            <table:table-row>
              <table:table-cell office:value-type="string"/>
              <table:table-cell office:value-type="float" office:value="200000000">
                <text:p>200000000</text:p>
              </table:table-cell>
              <table:table-cell office:value-type="float" office:value="63">
                <text:p>63</text:p>
              </table:table-cell>
              <table:table-cell office:value-type="float" office:value="63.7985027226512">
                <text:p>63.7985027226512</text:p>
              </table:table-cell>
            </table:table-row>
            <table:table-row>
              <table:table-cell office:value-type="string"/>
              <table:table-cell office:value-type="float" office:value="400000000">
                <text:p>400000000</text:p>
              </table:table-cell>
              <table:table-cell office:value-type="float" office:value="126">
                <text:p>126</text:p>
              </table:table-cell>
              <table:table-cell office:value-type="float" office:value="132.224205445302">
                <text:p>132.224205445302</text:p>
              </table:table-cell>
            </table:table-row>
            <table:table-row>
              <table:table-cell office:value-type="string"/>
              <table:table-cell office:value-type="float" office:value="600000000">
                <text:p>600000000</text:p>
              </table:table-cell>
              <table:table-cell office:value-type="float" office:value="202">
                <text:p>202</text:p>
              </table:table-cell>
              <table:table-cell office:value-type="float" office:value="202.396415892959">
                <text:p>202.396415892959</text:p>
              </table:table-cell>
            </table:table-row>
            <table:table-row>
              <table:table-cell office:value-type="string"/>
              <table:table-cell office:value-type="float" office:value="800000000">
                <text:p>800000000</text:p>
              </table:table-cell>
              <table:table-cell office:value-type="float" office:value="274">
                <text:p>274</text:p>
              </table:table-cell>
              <table:table-cell office:value-type="float" office:value="273.702810890605">
                <text:p>273.702810890605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348">
                <text:p>348</text:p>
              </table:table-cell>
              <table:table-cell office:value-type="float" office:value="345.852577814913">
                <text:p>345.852577814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5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Mergesort Operation Analysis</text:p>
        </chart:title>
        <chart:subtitle svg:x="7.176cm" svg:y="1.275cm" chart:style-name="ch3">
          <text:p>Nlog2(N)</text:p>
        </chart:subtitle>
        <chart:legend chart:legend-position="end" svg:x="13.042cm" svg:y="3.926cm" style:legend-expansion="high" chart:style-name="ch4"/>
        <chart:plot-area chart:style-name="ch5" table:cell-range-address="OperationalAnalysisFunction.A30:OperationalAnalysisFunction.C35 OperationalAnalysisFunction.B29:OperationalAnalysisFunction.C29" chart:data-source-has-labels="row" svg:x="1.358cm" svg:y="2.318cm" svg:width="11.044cm" svg:height="5.494cm">
          <chartooo:coordinate-region svg:x="2.905cm" svg:y="2.318cm" svg:width="9.032cm" svg:height="4.821cm"/>
          <chart:axis chart:dimension="x" chart:name="primary-x" chart:style-name="ch6">
            <chart:title svg:x="6.704cm" svg:y="7.993cm" chart:style-name="ch7">
              <text:p>N</text:p>
            </chart:title>
          </chart:axis>
          <chart:axis chart:dimension="y" chart:name="primary-y" chart:style-name="ch8">
            <chart:title svg:x="0.451cm" svg:y="6.141cm" chart:style-name="ch9">
              <text:p>Number of Op</text:p>
            </chart:title>
            <chart:grid chart:style-name="ch10" chart:class="major"/>
          </chart:axis>
          <chart:series chart:style-name="ch11" chart:values-cell-range-address="OperationalAnalysisFunction.B30:OperationalAnalysisFunction.B35" chart:label-cell-address="OperationalAnalysisFunction.B29:OperationalAnalysisFunction.B29" chart:class="chart:scatter">
            <chart:domain table:cell-range-address="OperationalAnalysisFunction.A30:OperationalAnalysisFunction.A35"/>
            <chart:data-point chart:repeated="6"/>
          </chart:series>
          <chart:series chart:style-name="ch12" chart:values-cell-range-address="OperationalAnalysisFunction.C30:OperationalAnalysisFunction.C35" chart:label-cell-address="OperationalAnalysisFunction.C29:OperationalAnalysisFunction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OperationalAnalysisFunction.B29:OperationalAnalysisFunction.B29</svg:desc>
                </draw:g>
              </table:table-cell>
              <table:table-cell office:value-type="string">
                <text:p>Nlog2(N)</text:p>
                <draw:g>
                  <svg:desc>OperationalAnalysisFunction.C29:OperationalAnalysisFunction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perationalAnalysisFunction.A30:OperationalAnalysisFunction.A35</svg:desc>
                </draw:g>
              </table:table-cell>
              <table:table-cell office:value-type="float" office:value="111428">
                <text:p>111428</text:p>
                <draw:g>
                  <svg:desc>OperationalAnalysisFunction.B30:OperationalAnalysisFunction.B35</svg:desc>
                </draw:g>
              </table:table-cell>
              <table:table-cell office:value-type="float" office:value="106940.838001852">
                <text:p>106940.838001852</text:p>
                <draw:g>
                  <svg:desc>OperationalAnalysisFunction.C30:OperationalAnalysisFunction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40928">
                <text:p>240928</text:p>
              </table:table-cell>
              <table:table-cell office:value-type="float" office:value="235343.276003704">
                <text:p>235343.276003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17644">
                <text:p>517644</text:p>
              </table:table-cell>
              <table:table-cell office:value-type="float" office:value="513609.752007408">
                <text:p>513609.752007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814512">
                <text:p>814512</text:p>
              </table:table-cell>
              <table:table-cell office:value-type="float" office:value="808077.321627543">
                <text:p>808077.321627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1108240">
                <text:p>1108240</text:p>
              </table:table-cell>
              <table:table-cell office:value-type="float" office:value="1113065.90401482">
                <text:p>1113065.90401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423284">
                <text:p>1423284</text:p>
              </table:table-cell>
              <table:table-cell office:value-type="float" office:value="1425877.84002469">
                <text:p>1425877.84002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